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cm" draw:marker-start="" draw:marker-start-width="0.2cm" draw:marker-end="Arrowheads_20_1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.54cm" svg:height="5.334cm" svg:x="18.288cm" svg:y="7.412cm">
            <draw:text-box>
              <text:p text:style-name="P1"><text:span text:style-name="T1">{ strcpy }</text:span></text:p>
            </draw:text-box>
          </draw:frame>
          <draw:g>
            <draw:frame draw:style-name="gr2" draw:text-style-name="P1" draw:layer="layout" svg:width="1.874cm" svg:height="0.569cm" svg:x="9.302cm" svg:y="4.257cm">
              <draw:text-box>
                <text:p text:style-name="P1"><text:span text:style-name="T1">String</text:span></text:p>
              </draw:text-box>
            </draw:frame>
            <draw:frame draw:style-name="gr3" draw:text-style-name="P1" draw:layer="layout" svg:width="1.874cm" svg:height="0.569cm" svg:x="7.62cm" svg:y="7.212cm">
              <draw:text-box>
                <text:p text:style-name="P1"><text:span text:style-name="T1">{ strlen }</text:span></text:p>
              </draw:text-box>
            </draw:frame>
            <draw:frame draw:style-name="gr2" draw:text-style-name="P1" draw:layer="layout" svg:width="1.874cm" svg:height="0.887cm" svg:x="7.62cm" svg:y="5.588cm">
              <draw:text-box>
                <text:p text:style-name="P1"><text:span text:style-name="T1">String Arithmatic</text:span></text:p>
              </draw:text-box>
            </draw:frame>
            <draw:frame draw:style-name="gr2" draw:text-style-name="P1" draw:layer="layout" svg:width="2.286cm" svg:height="0.887cm" svg:x="10.16cm" svg:y="5.588cm">
              <draw:text-box>
                <text:p text:style-name="P1"><text:span text:style-name="T1">String Manipulation</text:span></text:p>
              </draw:text-box>
            </draw:frame>
            <draw:frame draw:style-name="gr3" draw:text-style-name="P1" draw:layer="layout" svg:width="2.794cm" svg:height="0.569cm" svg:x="9.96cm" svg:y="7.212cm">
              <draw:text-box>
                <text:p text:style-name="P1"><text:span text:style-name="T1">{ strcpy, strncpy }</text:span></text:p>
              </draw:text-box>
            </draw:frame>
            <draw:frame draw:style-name="gr2" draw:text-style-name="P1" draw:layer="layout" svg:width="1.874cm" svg:height="0.569cm" svg:x="15.494cm" svg:y="4.318cm">
              <draw:text-box>
                <text:p text:style-name="P1"><text:span text:style-name="T1">String</text:span></text:p>
              </draw:text-box>
            </draw:frame>
            <draw:frame draw:style-name="gr2" draw:text-style-name="P1" draw:layer="layout" svg:width="1.874cm" svg:height="0.887cm" svg:x="13.112cm" svg:y="5.588cm">
              <draw:text-box>
                <text:p text:style-name="P1"><text:span text:style-name="T1">String Arithmatic</text:span></text:p>
              </draw:text-box>
            </draw:frame>
            <draw:frame draw:style-name="gr2" draw:text-style-name="P1" draw:layer="layout" svg:width="2.286cm" svg:height="1.205cm" svg:x="15.494cm" svg:y="5.588cm">
              <draw:text-box>
                <text:p text:style-name="P1"><text:span text:style-name="T1">String Manipulation Secure</text:span></text:p>
              </draw:text-box>
            </draw:frame>
            <draw:frame draw:style-name="gr2" draw:text-style-name="P1" draw:layer="layout" svg:width="2.286cm" svg:height="1.205cm" svg:x="18.288cm" svg:y="5.588cm">
              <draw:text-box>
                <text:p text:style-name="P1"><text:span text:style-name="T1">String Manipulation Unsecure</text:span></text:p>
              </draw:text-box>
            </draw:frame>
            <draw:frame draw:style-name="gr3" draw:text-style-name="P1" draw:layer="layout" svg:width="1.874cm" svg:height="0.569cm" svg:x="13.208cm" svg:y="7.312cm">
              <draw:text-box>
                <text:p text:style-name="P1"><text:span text:style-name="T1">{ strlen }</text:span></text:p>
              </draw:text-box>
            </draw:frame>
            <draw:frame draw:style-name="gr3" draw:text-style-name="P1" draw:layer="layout" svg:width="2.54cm" svg:height="0.569cm" svg:x="15.34cm" svg:y="7.412cm">
              <draw:text-box>
                <text:p text:style-name="P1"><text:span text:style-name="T1">{ strncpy }</text:span></text:p>
              </draw:text-box>
            </draw:frame>
            <draw:frame draw:style-name="gr3" draw:text-style-name="P1" draw:layer="layout" svg:width="2.54cm" svg:height="0.569cm" svg:x="5.588cm" svg:y="4.257cm">
              <draw:text-box>
                <text:p text:style-name="P1"><text:span text:style-name="T1">Level 0</text:span></text:p>
              </draw:text-box>
            </draw:frame>
            <draw:frame draw:style-name="gr3" draw:text-style-name="P1" draw:layer="layout" svg:width="2.54cm" svg:height="0.569cm" svg:x="5.588cm" svg:y="5.781cm">
              <draw:text-box>
                <text:p text:style-name="P1"><text:span text:style-name="T1">Level 1</text:span></text:p>
              </draw:text-box>
            </draw:frame>
            <draw:line draw:style-name="gr4" draw:text-style-name="P2" draw:layer="layout" svg:x1="8.536cm" svg:y1="7.212cm" svg:x2="8.536cm" svg:y2="6.575cm">
              <text:p/>
            </draw:line>
            <draw:line draw:style-name="gr4" draw:text-style-name="P2" draw:layer="layout" svg:x1="11.286cm" svg:y1="7.213cm" svg:x2="11.286cm" svg:y2="6.576cm">
              <text:p/>
            </draw:line>
            <draw:line draw:style-name="gr4" draw:text-style-name="P2" draw:layer="layout" svg:x1="14.086cm" svg:y1="7.213cm" svg:x2="14.086cm" svg:y2="6.576cm">
              <text:p/>
            </draw:line>
            <draw:line draw:style-name="gr4" draw:text-style-name="P2" draw:layer="layout" svg:x1="16.586cm" svg:y1="7.513cm" svg:x2="16.586cm" svg:y2="6.876cm">
              <text:p/>
            </draw:line>
            <draw:line draw:style-name="gr4" draw:text-style-name="P2" draw:layer="layout" svg:x1="19.486cm" svg:y1="7.413cm" svg:x2="19.486cm" svg:y2="6.776cm">
              <text:p/>
            </draw:line>
            <draw:line draw:style-name="gr5" draw:text-style-name="P2" draw:layer="layout" svg:x1="8.636cm" svg:y1="5.588cm" svg:x2="9.906cm" svg:y2="4.826cm">
              <text:p/>
            </draw:line>
            <draw:line draw:style-name="gr5" draw:text-style-name="P2" draw:layer="layout" svg:x1="11.43cm" svg:y1="5.588cm" svg:x2="10.414cm" svg:y2="4.826cm">
              <text:p/>
            </draw:line>
            <draw:line draw:style-name="gr5" draw:text-style-name="P2" draw:layer="layout" svg:x1="13.97cm" svg:y1="5.588cm" svg:x2="16.002cm" svg:y2="4.887cm">
              <text:p/>
            </draw:line>
            <draw:line draw:style-name="gr5" draw:text-style-name="P2" draw:layer="layout" svg:x1="16.51cm" svg:y1="5.588cm" svg:x2="16.51cm" svg:y2="4.887cm">
              <text:p/>
            </draw:line>
            <draw:line draw:style-name="gr5" draw:text-style-name="P2" draw:layer="layout" svg:x1="19.304cm" svg:y1="5.588cm" svg:x2="17.018cm" svg:y2="4.887cm">
              <text:p/>
            </draw:line>
            <draw:frame draw:style-name="gr3" draw:text-style-name="P1" draw:layer="layout" svg:width="2.54cm" svg:height="0.569cm" svg:x="9.044cm" svg:y="8.121cm">
              <draw:text-box>
                <text:p text:style-name="P1"><text:span text:style-name="T1">(a)</text:span></text:p>
              </draw:text-box>
            </draw:frame>
            <draw:frame draw:style-name="gr3" draw:text-style-name="P1" draw:layer="layout" svg:width="2.54cm" svg:height="0.569cm" svg:x="15.302cm" svg:y="8.067cm">
              <draw:text-box>
                <text:p text:style-name="P1"><text:span text:style-name="T1">(b)</text:span></text:p>
              </draw:text-box>
            </draw:frame>
          </draw:g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hinthan </meta:initial-creator>
    <meta:creation-date>2015-10-31T07:39:11</meta:creation-date>
    <dc:date>2015-10-31T07:57:27</dc:date>
    <dc:creator>mahinthan </dc:creator>
    <meta:editing-duration>PT3M6S</meta:editing-duration>
    <meta:editing-cycles>1</meta:editing-cycles>
    <meta:document-statistic meta:object-count="51"/>
    <meta:generator>LibreOffice/3.5$Linux_X86_64 LibreOffice_project/350m1$Build-2</meta:generator>
  </office:meta>
</office:document-meta>
</file>